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0000000022E0000018E5BCE2C7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co1" style:family="table-column">
      <style:table-column-properties style:column-width="4.174cm" style:use-optimal-column-width="false"/>
    </style:style>
    <style:style style:name="co2" style:family="table-column">
      <style:table-column-properties style:column-width="3.087cm" style:use-optimal-column-width="false"/>
    </style:style>
    <style:style style:name="co3" style:family="table-column">
      <style:table-column-properties style:column-width="3.407cm" style:use-optimal-column-width="false"/>
    </style:style>
    <style:style style:name="ro1" style:family="table-row">
      <style:table-row-properties style:row-height="0.709cm"/>
    </style:style>
    <style:style style:name="ce1" style:family="table-cell">
      <style:graphic-properties style:repeat="repeat"/>
      <style:text-properties style:font-name="Calibri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style:font-name="Calibri" fo:font-size="11pt" style:font-size-asian="11pt" style:font-size-complex="11pt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style:font-name="Calibri" fo:font-size="9pt" style:font-size-asian="9pt" style:font-size-complex="9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219cm" svg:height="8.736cm" svg:x="1.481cm" svg:y="8.393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1.93cm" svg:height="8.509cm" svg:x="1.603cm" svg:y="8.493cm">
          <draw:image xlink:href="Pictures/100000000000022E0000018E5BCE2C79.png" xlink:type="simple" xlink:show="embed" xlink:actuate="onLoad">
            <text:p/>
          </draw:image>
        </draw:frame>
        <draw:frame draw:style-name="standard" draw:layer="layout" svg:width="10.667cm" svg:height="0.739cm" svg:x="3.048cm" svg:y="7.3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Dimensional Columns</text:p>
              </table:table-cell>
              <table:table-cell>
                <text:p text:style-name="P2">Fact Columns</text:p>
              </table:table-cell>
              <table:table-cell>
                <text:p text:style-name="P2">Derived Column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3" draw:layer="layout" svg:width="3.724cm" svg:height="0.637cm" svg:x="1.34cm" svg:y="6.84cm">
          <draw:text-box>
            <text:p text:style-name="P3"><text:span text:style-name="T1">Virtual View 2:</text:span><text:span text:style-name="T2"> </text:span></text:p>
          </draw:text-box>
        </draw:frame>
        <draw:frame draw:style-name="standard" draw:layer="layout" svg:width="10.667cm" svg:height="0.739cm" svg:x="3.851cm" svg:y="6.4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Dimensional Columns</text:p>
              </table:table-cell>
              <table:table-cell>
                <text:p text:style-name="P2">Fact Columns</text:p>
              </table:table-cell>
              <table:table-cell>
                <text:p text:style-name="P2">Derived Columns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3" draw:layer="layout" svg:width="3.724cm" svg:height="0.637cm" svg:x="2.143cm" svg:y="5.977cm">
          <draw:text-box>
            <text:p text:style-name="P3"><text:span text:style-name="T1">Virtual View 1:</text:span><text:span text:style-name="T2"> </text:span></text:p>
          </draw:text-box>
        </draw:frame>
        <draw:custom-shape draw:style-name="gr1" draw:text-style-name="P1" draw:layer="layout" svg:width="1.143cm" svg:height="0.889cm" svg:x="6.842cm" svg:y="5.318cm">
          <text:p/>
          <draw:enhanced-geometry svg:viewBox="0 0 21600 21600" draw:text-areas="?f0 0 ?f2 ?f5" draw:type="down-arrow" draw:modifiers="10314.606741573 4342.657342657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4T09:17:39.506000000</meta:creation-date>
    <dc:date>2013-12-24T09:32:49.517000000</dc:date>
    <meta:editing-duration>P0D</meta:editing-duration>
    <meta:editing-cycles>1</meta:editing-cycles>
    <meta:document-statistic meta:object-count="7"/>
    <meta:generator>LibreOffice/4.1.3.2$Windows_x86 LibreOffice_project/70feb7d99726f064edab4605a8ab840c50ec57a</meta:generator>
  </office:meta>
</office:document-meta>
</file>